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tributeJaccardMeasureMatrix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82" calcext:value-type="float">
            <text:p>0.82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0.57" calcext:value-type="float">
            <text:p>0.57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0.73" calcext:value-type="float">
            <text:p>0.73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93" calcext:value-type="float">
            <text:p>0.93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0.56" calcext:value-type="float">
            <text:p>0.5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float" office:value="0.74" calcext:value-type="float">
            <text:p>0.74</text:p>
          </table:table-cell>
          <table:table-cell office:value-type="float" office:value="0.88" calcext:value-type="float">
            <text:p>0.88</text:p>
          </table:table-cell>
          <table:table-cell office:value-type="float" office:value="0.79" calcext:value-type="float">
            <text:p>0.79</text:p>
          </table:table-cell>
          <table:table-cell office:value-type="float" office:value="0.69" calcext:value-type="float">
            <text:p>0.6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office:value-type="float" office:value="0.74" calcext:value-type="float">
            <text:p>0.74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2T20:34:23.805564638</dc:date>
    <meta:editing-duration>PT47S</meta:editing-duration>
    <meta:editing-cycles>2</meta:editing-cycles>
    <meta:generator>LibreOffice/6.4.5.2$Linux_X86_64 LibreOffice_project/40$Build-2</meta:generator>
    <meta:document-statistic meta:table-count="1" meta:cell-count="168" meta:object-count="0"/>
  </office:meta>
</office:document-meta>
</file>